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3465a4" style:text-position="0% 100%" fo:font-size="20pt" officeooo:rsid="0006b5f1" officeooo:paragraph-rsid="0006b5f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color="#e6e905" style:text-position="0% 100%" fo:font-size="20pt" officeooo:rsid="0006b5f1" officeooo:paragraph-rsid="0006b5f1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color="#e6e905" style:text-position="0% 100%" fo:font-size="20pt" officeooo:rsid="00078da4" officeooo:paragraph-rsid="00078da4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color="#ff0000" style:text-position="0% 100%" fo:font-size="20pt" officeooo:rsid="00078da4" officeooo:paragraph-rsid="00078da4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20pt" officeooo:rsid="00078da4" officeooo:paragraph-rsid="00078da4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fo:font-size="20pt" officeooo:rsid="00079323" officeooo:paragraph-rsid="00084dd0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fo:font-size="20pt" officeooo:rsid="00084dd0" officeooo:paragraph-rsid="00084dd0" style:font-size-asian="20pt" style:font-size-complex="20pt"/>
    </style:style>
    <style:style style:name="T1" style:family="text">
      <style:text-properties officeooo:rsid="00079323"/>
    </style:style>
    <style:style style:name="T2" style:family="text">
      <style:text-properties officeooo:rsid="00084d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the little song i wrote </text:p>
      <text:p text:style-name="P1">you might wanna sing it note for note, don’t worry, be happy</text:p>
      <text:p text:style-name="P1">in every life we have some trouble when you worry you make it double, don’t worry, be happy</text:p>
      <text:p text:style-name="P1"/>
      <text:p text:style-name="P2">the landlord say your rent is late, he may have to litigate, don’t worry, be happy</text:p>
      <text:p text:style-name="P3">ain’t got no place to lay your head some came and took your bed don’t worry, be happy</text:p>
      <text:p text:style-name="P5"/>
      <text:p text:style-name="P4">ain’t got no cash ain’t got no style, ain’t got no girl to make you smile, don’t worry, be happy</text:p>
      <text:p text:style-name="P4">cause you worry your face we’ll frone that will bring everyone down, don’t worry no no, <text:span text:style-name="T1">be happiii be happy now.</text:span></text:p>
      <text:p text:style-name="P4"/>
      <text:p text:style-name="P6">I found i love, for me darling just dive right in follow my lead. I found girl beautiful and sweet she share my dreams i hope that some day we’ll share a home. Cause we’re just kids when fell in love, not knowing what it what it was , i well not give you up this time . Darling juste kiss me slow <text:span text:style-name="T2">your heart is all i own. I see my futur in your eyes ;</text:span></text:p>
      <text:p text:style-name="P6"/>
      <text:p text:style-name="P6"><text:span text:style-name="T2">baby i’m dancing in the dark with you between my arms</text:span></text:p>
      <text:p text:style-name="P6"><text:span text:style-name="T2">barefoot on a grace listening to our favorite. When i so you <text:s/>in that dress looking so beautifull i don’t deserve it darling you look parfect to night;</text:span> </text:p>
      <text:p text:style-name="P6"/>
      <text:p text:style-name="P7">i’m a wonderful person who ever leav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9:09:48.736638499</meta:creation-date>
    <dc:date>2021-10-08T19:57:38.663993658</dc:date>
    <meta:editing-duration>PT1M19S</meta:editing-duration>
    <meta:editing-cycles>1</meta:editing-cycles>
    <meta:document-statistic meta:table-count="0" meta:image-count="0" meta:object-count="0" meta:page-count="1" meta:paragraph-count="11" meta:word-count="234" meta:character-count="1148" meta:non-whitespace-character-count="922"/>
    <meta:generator>LibreOffice/6.4.7.2$Linux_X86_64 LibreOffice_project/40$Build-2</meta:generator>
  </office:meta>
</office:document-meta>
</file>